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654in"/>
    </style:style>
    <style:style style:name="co4" style:family="table-column">
      <style:table-column-properties fo:break-before="auto" style:column-width="3.102in"/>
    </style:style>
    <style:style style:name="co5" style:family="table-column">
      <style:table-column-properties fo:break-before="auto" style:column-width="1.4425in"/>
    </style:style>
    <style:style style:name="co6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1.1602in"/>
    </style:style>
    <style:style style:name="co8" style:family="table-column">
      <style:table-column-properties fo:break-before="auto" style:column-width="0.932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1.4299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</office:automatic-styles>
  <office:body>
    <office:spreadsheet>
      <table:table table:name="Bug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2"/>
        <table:table-row table:style-name="ro1">
          <table:table-cell office:value-type="string">
            <text:p>Number</text:p>
          </table:table-cell>
          <table:table-cell office:value-type="string">
            <text:p>Date Entered</text:p>
          </table:table-cell>
          <table:table-cell office:value-type="string">
            <text:p>App</text:p>
          </table:table-cell>
          <table:table-cell office:value-type="string">
            <text:p>Description</text:p>
          </table:table-cell>
          <table:table-cell office:value-type="string">
            <text:p>Cause</text:p>
          </table:table-cell>
          <table:table-cell office:value-type="string">
            <text:p>Status</text:p>
          </table:table-cell>
          <table:table-cell office:value-type="string">
            <text:p>Resolution</text:p>
          </table:table-cell>
          <table:table-cell office:value-type="string">
            <text:p>Date Clos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06-07-27">
            <text:p>2006-07-27</text:p>
          </table:table-cell>
          <table:table-cell office:value-type="string">
            <text:p>Shellf Struts</text:p>
          </table:table-cell>
          <table:table-cell office:value-type="string">
            <text:p>Password not validating on registration – user can enter two different passwords</text:p>
            <text:p>The site does not add a user to the database, but no error message is given</text:p>
            <text:p/>
          </table:table-cell>
          <table:table-cell office:value-type="string">
            <text:p>Sloppiness?</text:p>
          </table:table-cell>
          <table:table-cell table:style-name="ce4" office:value-type="string">
            <text:p>CLOSED</text:p>
          </table:table-cell>
          <table:table-cell office:value-type="string">
            <text:p>Form is now validated</text:p>
          </table:table-cell>
          <table:table-cell office:value-type="date" office:date-value="2006-10-10">
            <text:p>2006-10-10</text:p>
          </table:table-cell>
        </table:table-row>
        <table:table-row table:style-name="ro3">
          <table:table-cell table:formula="oooc:=[.A2]+1" office:value-type="float" office:value="2">
            <text:p>2</text:p>
          </table:table-cell>
          <table:table-cell office:value-type="date" office:date-value="2006-07-27">
            <text:p>2006-07-27</text:p>
          </table:table-cell>
          <table:table-cell office:value-type="string">
            <text:p>Shellf Struts</text:p>
          </table:table-cell>
          <table:table-cell office:value-type="string">
            <text:p>“Member Main Page” link causes servlet exception from userRegistration.do</text:p>
            <text:p/>
          </table:table-cell>
          <table:table-cell/>
          <table:table-cell table:style-name="ce5" office:value-type="string">
            <text:p>OPEN</text:p>
          </table:table-cell>
          <table:table-cell table:number-columns-repeated="2"/>
        </table:table-row>
        <table:table-row table:style-name="ro4">
          <table:table-cell table:formula="oooc:=[.A3]+1" office:value-type="float" office:value="3">
            <text:p>3</text:p>
          </table:table-cell>
          <table:table-cell office:value-type="date" office:date-value="2006-07-27">
            <text:p>2006-07-27</text:p>
          </table:table-cell>
          <table:table-cell office:value-type="string">
            <text:p>Shellf Struts</text:p>
          </table:table-cell>
          <table:table-cell office:value-type="string">
            <text:p>Adding a site causes an exception: </text:p>
            <text:p>In no-arg constructor for ConnectionPool</text:p>
            <text:p>java.lang.NullPointerException</text:p>
            <text:p>at net.shellfspace.struts.action.SiteAddAction.</text:p>
            <text:p>processRequest(SiteAddAction.java:117)</text:p>
            <text:p>at net.shellfspace.struts.action.SiteAddAction.</text:p>
            <text:p>execute(SiteAddAction.java:196)</text:p>
            <text:p/>
          </table:table-cell>
          <table:table-cell/>
          <table:table-cell table:style-name="ce5" office:value-type="string">
            <text:p>OPEN</text:p>
          </table:table-cell>
          <table:table-cell table:number-columns-repeated="2"/>
        </table:table-row>
        <table:table-row table:style-name="ro5">
          <table:table-cell table:formula="oooc:=[.A4]+1" office:value-type="float" office:value="4">
            <text:p>4</text:p>
          </table:table-cell>
          <table:table-cell office:value-type="date" office:date-value="2006-07-27">
            <text:p>2006-07-27</text:p>
          </table:table-cell>
          <table:table-cell office:value-type="string">
            <text:p>Shellf Struts</text:p>
          </table:table-cell>
          <table:table-cell office:value-type="string">
            <text:p>On result page for search – the cells for “URL String” are “null”</text:p>
          </table:table-cell>
          <table:table-cell office:value-type="string">
            <text:p>site_entry.url_string is not being populated</text:p>
            <text:p>Problem may be in code to add site</text:p>
            <text:p/>
          </table:table-cell>
          <table:table-cell table:style-name="ce4" office:value-type="string">
            <text:p>CLOSED</text:p>
          </table:table-cell>
          <table:table-cell office:value-type="string">
            <text:p>Updated code to add a site, sites added since change have data in that field</text:p>
          </table:table-cell>
          <table:table-cell office:value-type="date" office:date-value="2006-07-28">
            <text:p>2006-07-28</text:p>
          </table:table-cell>
        </table:table-row>
        <table:table-row table:style-name="ro6">
          <table:table-cell table:formula="oooc:=[.A5]+1" office:value-type="float" office:value="5">
            <text:p>5</text:p>
          </table:table-cell>
          <table:table-cell office:value-type="date" office:date-value="2006-07-28">
            <text:p>2006-07-28</text:p>
          </table:table-cell>
          <table:table-cell office:value-type="string">
            <text:p>Shellf Struts</text:p>
          </table:table-cell>
          <table:table-cell office:value-type="string">
            <text:p>“Search Page” link on index page leads to old search page</text:p>
          </table:table-cell>
          <table:table-cell office:value-type="string">
            <text:p>HTML was not updated</text:p>
          </table:table-cell>
          <table:table-cell table:style-name="ce4" office:value-type="string">
            <text:p>CLOSED</text:p>
          </table:table-cell>
          <table:table-cell office:value-type="string">
            <text:p>Updated HTML</text:p>
          </table:table-cell>
          <table:table-cell office:value-type="date" office:date-value="2006-07-28">
            <text:p>2006-07-28</text:p>
          </table:table-cell>
        </table:table-row>
        <table:table-row table:style-name="ro7">
          <table:table-cell table:formula="oooc:=[.A6]+1" office:value-type="float" office:value="6">
            <text:p>6</text:p>
          </table:table-cell>
          <table:table-cell office:value-type="date" office:date-value="2007-07-28">
            <text:p>2007-07-28</text:p>
          </table:table-cell>
          <table:table-cell office:value-type="string">
            <text:p>Shellf Struts</text:p>
          </table:table-cell>
          <table:table-cell office:value-type="string">
            <text:p>Many of the query arguments in SiteAddAction.processRequest are taken from the request object and not SiteAddForm</text:p>
            <text:p/>
          </table:table-cell>
          <table:table-cell office:value-type="string">
            <text:p>Copy and paste rules, baby</text:p>
          </table:table-cell>
          <table:table-cell table:style-name="ce4" office:value-type="string">
            <text:p>CLOSED</text:p>
          </table:table-cell>
          <table:table-cell office:value-type="string">
            <text:p>Updated code to use siteAddForm method calls</text:p>
          </table:table-cell>
          <table:table-cell office:value-type="date" office:date-value="2006-07-28">
            <text:p>2006-07-28</text:p>
          </table:table-cell>
        </table:table-row>
        <table:table-row table:style-name="ro8">
          <table:table-cell table:formula="oooc:=[.A7]+1" office:value-type="float" office:value="7">
            <text:p>7</text:p>
          </table:table-cell>
          <table:table-cell office:value-type="date" office:date-value="2006-08-06">
            <text:p>2006-08-06</text:p>
          </table:table-cell>
          <table:table-cell office:value-type="string">
            <text:p>Shellf Struts</text:p>
          </table:table-cell>
          <table:table-cell office:value-type="string">
            <text:p>The class UserRegistrationAction does not populate the fields in UserSessionBean. </text:p>
            <text:p>I started doing it in execute, but I think it should be done in processRequest</text:p>
            <text:p/>
          </table:table-cell>
          <table:table-cell office:value-type="string">
            <text:p>Unknown</text:p>
          </table:table-cell>
          <table:table-cell table:style-name="ce4" office:value-type="string">
            <text:p>CLOSED</text:p>
          </table:table-cell>
          <table:table-cell office:value-type="string">
            <text:p>Updated code now populates UserSessionBean in the processRequest method</text:p>
            <text:p/>
          </table:table-cell>
          <table:table-cell office:value-type="date" office:date-value="2006-10-10">
            <text:p>2006-10-10</text:p>
          </table:table-cell>
        </table:table-row>
        <table:table-row table:style-name="ro5">
          <table:table-cell table:formula="oooc:=[.A8]+1" office:value-type="float" office:value="8">
            <text:p>8</text:p>
          </table:table-cell>
          <table:table-cell office:value-type="date" office:date-value="2006-08-08">
            <text:p>2006-08-08</text:p>
          </table:table-cell>
          <table:table-cell office:value-type="string">
            <text:p>Shellf Struts</text:p>
          </table:table-cell>
          <table:table-cell office:value-type="string">
            <text:p>The links for logging out are not functioning.</text:p>
            <text:p/>
          </table:table-cell>
          <table:table-cell office:value-type="string">
            <text:p>Lack of understanding of how to do some stuff in Struts</text:p>
            <text:p/>
          </table:table-cell>
          <table:table-cell table:style-name="ce4" office:value-type="string">
            <text:p>CLOSED</text:p>
          </table:table-cell>
          <table:table-cell office:value-type="string">
            <text:p>Made Action, Form and jsps to handle logging out</text:p>
            <text:p/>
          </table:table-cell>
          <table:table-cell office:value-type="date" office:date-value="2006-10-10">
            <text:p>2006-10-10</text:p>
          </table:table-cell>
        </table:table-row>
        <table:table-row table:style-name="ro5">
          <table:table-cell table:formula="oooc:=[.A9]+1" office:value-type="float" office:value="9">
            <text:p>9</text:p>
          </table:table-cell>
          <table:table-cell office:value-type="date" office:date-value="2006-08-08">
            <text:p>2006-08-08</text:p>
          </table:table-cell>
          <table:table-cell office:value-type="string">
            <text:p>Shellf Struts</text:p>
          </table:table-cell>
          <table:table-cell office:value-type="string">
            <text:p>The html comments in the JSP's are visible when the source is viewed in the browser.</text:p>
            <text:p/>
          </table:table-cell>
          <table:table-cell office:value-type="string">
            <text:p>HTML comments were used and not JSP/Java comments</text:p>
            <text:p/>
          </table:table-cell>
          <table:table-cell table:style-name="ce4" office:value-type="string">
            <text:p>CLOSED</text:p>
          </table:table-cell>
          <table:table-cell office:value-type="string">
            <text:p>Changed comments to JSP/Java comments</text:p>
            <text:p/>
          </table:table-cell>
          <table:table-cell office:value-type="date" office:date-value="2006-08-08">
            <text:p>2006-08-08</text:p>
          </table:table-cell>
        </table:table-row>
        <table:table-row table:style-name="ro7">
          <table:table-cell table:formula="oooc:=[.A10]+1" office:value-type="float" office:value="10">
            <text:p>10</text:p>
          </table:table-cell>
          <table:table-cell office:value-type="date" office:date-value="2006-08-09">
            <text:p>2006-08-09</text:p>
          </table:table-cell>
          <table:table-cell office:value-type="string">
            <text:p>Shellf Struts</text:p>
          </table:table-cell>
          <table:table-cell office:value-type="string">
            <text:p>In UpdateProfile, ensure that the proper fields are being updated in the UserSessionBean as well</text:p>
            <text:p/>
          </table:table-cell>
          <table:table-cell/>
          <table:table-cell table:style-name="ce5" office:value-type="string">
            <text:p>OPEN</text:p>
          </table:table-cell>
          <table:table-cell table:number-columns-repeated="2"/>
        </table:table-row>
        <table:table-row table:style-name="ro7">
          <table:table-cell table:formula="oooc:=[.A11]+1" office:value-type="float" office:value="11">
            <text:p>11</text:p>
          </table:table-cell>
          <table:table-cell office:value-type="date" office:date-value="2006-08-10">
            <text:p>2006-08-10</text:p>
          </table:table-cell>
          <table:table-cell office:value-type="string">
            <text:p>Shellf Struts</text:p>
          </table:table-cell>
          <table:table-cell office:value-type="string">
            <text:p>In UserLogin, there should be more space between the end of the text in the main part of the window and the footer.</text:p>
            <text:p/>
          </table:table-cell>
          <table:table-cell office:value-type="string">
            <text:p>Not enough paragraphs in there.</text:p>
          </table:table-cell>
          <table:table-cell table:style-name="ce4" office:value-type="string">
            <text:p>CLOSED</text:p>
          </table:table-cell>
          <table:table-cell office:value-type="string">
            <text:p>Added some paragraphs and breaks</text:p>
          </table:table-cell>
          <table:table-cell office:value-type="date" office:date-value="2006-10-10">
            <text:p>2006-10-10</text:p>
          </table:table-cell>
        </table:table-row>
        <table:table-row table:style-name="ro7">
          <table:table-cell table:formula="oooc:=[.A12]+1" office:value-type="float" office:value="12">
            <text:p>12</text:p>
          </table:table-cell>
          <table:table-cell office:value-type="date" office:date-value="2006-08-10">
            <text:p>2006-08-10</text:p>
          </table:table-cell>
          <table:table-cell office:value-type="string">
            <text:p>Shellf Struts</text:p>
          </table:table-cell>
          <table:table-cell office:value-type="string">
            <text:p>In SiteAdd, there should be more space between the end of the text in the main part of the window and the footer. </text:p>
            <text:p/>
          </table:table-cell>
          <table:table-cell office:value-type="string">
            <text:p>Not enough paragraphs in there.</text:p>
          </table:table-cell>
          <table:table-cell table:style-name="ce4" office:value-type="string">
            <text:p>CLOSED</text:p>
          </table:table-cell>
          <table:table-cell office:value-type="string">
            <text:p>Added some paragraphs and breaks</text:p>
          </table:table-cell>
          <table:table-cell office:value-type="date" office:date-value="2006-10-10">
            <text:p>2006-10-10</text:p>
          </table:table-cell>
        </table:table-row>
        <table:table-row table:style-name="ro7">
          <table:table-cell table:formula="oooc:=[.A13]+1" office:value-type="float" office:value="13">
            <text:p>13</text:p>
          </table:table-cell>
          <table:table-cell office:value-type="date" office:date-value="2006-08-13">
            <text:p>2006-08-13</text:p>
          </table:table-cell>
          <table:table-cell office:value-type="string">
            <text:p>Shellf Struts</text:p>
          </table:table-cell>
          <table:table-cell office:value-type="string">
            <text:p>On the updateProfile.jsp page the title bar says “User Registration Form”</text:p>
            <text:p/>
          </table:table-cell>
          <table:table-cell office:value-type="string">
            <text:p>Copy and paste is the oldest form of software re-use.</text:p>
            <text:p/>
          </table:table-cell>
          <table:table-cell table:style-name="ce4" office:value-type="string">
            <text:p>CLOSED</text:p>
          </table:table-cell>
          <table:table-cell office:value-type="string">
            <text:p>Changed to proper text.</text:p>
          </table:table-cell>
          <table:table-cell office:value-type="date" office:date-value="2006-08-30">
            <text:p>2006-08-30</text:p>
          </table:table-cell>
        </table:table-row>
        <table:table-row table:style-name="ro7">
          <table:table-cell table:formula="oooc:=[.A14]+1" office:value-type="float" office:value="14">
            <text:p>14</text:p>
          </table:table-cell>
          <table:table-cell office:value-type="date" office:date-value="2006-08-13">
            <text:p>2006-08-13</text:p>
          </table:table-cell>
          <table:table-cell office:value-type="string">
            <text:p>Shellf Struts</text:p>
          </table:table-cell>
          <table:table-cell office:value-type="string">
            <text:p>In result page for updateProfile we still get the search results page</text:p>
            <text:p/>
          </table:table-cell>
          <table:table-cell office:value-type="string">
            <text:p>Copy and paste is the oldest form of software re-use.</text:p>
            <text:p><text:s/></text:p>
          </table:table-cell>
          <table:table-cell table:style-name="ce5" office:value-type="string">
            <text:p>OPEN</text:p>
          </table:table-cell>
          <table:table-cell table:number-columns-repeated="2"/>
        </table:table-row>
        <table:table-row table:style-name="ro8">
          <table:table-cell table:formula="oooc:=[.A15]+1" office:value-type="float" office:value="15">
            <text:p>15</text:p>
          </table:table-cell>
          <table:table-cell office:value-type="date" office:date-value="2006-08-15">
            <text:p>2006-08-15</text:p>
          </table:table-cell>
          <table:table-cell office:value-type="string">
            <text:p>Shellf Struts</text:p>
          </table:table-cell>
          <table:table-cell office:value-type="string">
            <text:p>Going from registration success page to member main page shows the user number to be 0</text:p>
            <text:p/>
          </table:table-cell>
          <table:table-cell office:value-type="string">
            <text:p>UserSessionBean is instantiated, but no setters are called</text:p>
          </table:table-cell>
          <table:table-cell table:style-name="ce4" office:value-type="string">
            <text:p>CLOSED</text:p>
          </table:table-cell>
          <table:table-cell office:value-type="string">
            <text:p>Called theSession.setAttribute( "userSessionBean", userSessBean );</text:p>
            <text:p/>
          </table:table-cell>
          <table:table-cell office:value-type="date" office:date-value="2006-08-16">
            <text:p>2006-08-16</text:p>
          </table:table-cell>
        </table:table-row>
        <table:table-row table:style-name="ro3">
          <table:table-cell table:formula="oooc:=[.A16]+1" office:value-type="float" office:value="16">
            <text:p>16</text:p>
          </table:table-cell>
          <table:table-cell office:value-type="date" office:date-value="2006-10-10">
            <text:p>2006-10-10</text:p>
          </table:table-cell>
          <table:table-cell office:value-type="string">
            <text:p>Shellf Struts</text:p>
          </table:table-cell>
          <table:table-cell office:value-type="string">
            <text:p>In UpdateProfile, the profile number is not being updated properly</text:p>
            <text:p/>
          </table:table-cell>
          <table:table-cell office:value-type="string">
            <text:p>That's a darn tootin' good question.</text:p>
          </table:table-cell>
          <table:table-cell table:style-name="ce5" office:value-type="string">
            <text:p>OPEN</text:p>
          </table:table-cell>
          <table:table-cell table:number-columns-repeated="2"/>
        </table:table-row>
        <table:table-row table:style-name="ro9" table:number-rows-repeated="65518">
          <table:table-cell table:number-columns-repeated="8"/>
        </table:table-row>
        <table:table-row table:style-name="ro9">
          <table:table-cell table:number-columns-repeated="8"/>
        </table:table-row>
      </table:table>
      <table:table table:name="Requirements" table:style-name="ta1" table:print="false">
        <table:table-column table:style-name="co2" table:number-columns-repeated="3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2"/>
        <table:table-row table:style-name="ro1">
          <table:table-cell office:value-type="string">
            <text:p>Number</text:p>
          </table:table-cell>
          <table:table-cell office:value-type="string">
            <text:p>Date Entered</text:p>
          </table:table-cell>
          <table:table-cell office:value-type="string">
            <text:p>App</text:p>
          </table:table-cell>
          <table:table-cell office:value-type="string">
            <text:p>Description</text:p>
          </table:table-cell>
          <table:table-cell office:value-type="string">
            <text:p>Cause</text:p>
          </table:table-cell>
          <table:table-cell office:value-type="string">
            <text:p>Status</text:p>
          </table:table-cell>
          <table:table-cell office:value-type="string">
            <text:p>Resolution</text:p>
          </table:table-cell>
          <table:table-cell office:value-type="string">
            <text:p>Date Closed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10">10/10/2006</text:date>, <text:time>01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ric MacAdie</meta:initial-creator>
    <meta:creation-date>2006-07-27T21:19:03</meta:creation-date>
    <dc:creator>Eric MacAdie</dc:creator>
    <dc:date>2006-10-10T01:03:16</dc:date>
    <dc:language>en-US</dc:language>
    <meta:editing-cycles>51</meta:editing-cycles>
    <meta:editing-duration>PT19H0M0S</meta:editing-duration>
    <meta:user-defined meta:name="Info 1"/>
    <meta:user-defined meta:name="Info 2"/>
    <meta:user-defined meta:name="Info 3"/>
    <meta:user-defined meta:name="Info 4"/>
    <meta:document-statistic meta:table-count="3" meta:cell-count="131"/>
  </office:meta>
</office:document-meta>
</file>